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0.889cm" svg:height="0.889cm" svg:x="7.8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889cm" svg:height="0.889cm" svg:x="6.958cm" svg:y="5.7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8.758cm" svg:y="5.7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7.858cm" svg:y="7.029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7.858cm" svg:y="8.32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9.658cm" svg:y="7.02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402cm" svg:y1="6.618cm" svg:x2="8.302cm" svg:y2="7.029cm" draw:start-shape="id1" draw:start-glue-point="8" draw:end-shape="id2" draw:end-glue-point="4" svg:d="M7402 6618l900 411">
          <text:p/>
        </draw:connector>
        <draw:connector draw:style-name="gr2" draw:text-style-name="P1" draw:layer="layout" draw:type="line" svg:x1="9.202cm" svg:y1="6.618cm" svg:x2="8.302cm" svg:y2="7.029cm" draw:start-shape="id3" draw:start-glue-point="8" draw:end-shape="id2" draw:end-glue-point="4" svg:d="M9202 6618l-900 411">
          <text:p/>
        </draw:connector>
        <draw:connector draw:style-name="gr2" draw:text-style-name="P1" draw:layer="layout" draw:type="line" svg:x1="8.747cm" svg:y1="7.473cm" svg:x2="9.658cm" svg:y2="7.473cm" draw:start-shape="id2" draw:start-glue-point="10" draw:end-shape="id4" draw:end-glue-point="6" svg:d="M8747 7473h911">
          <text:p/>
        </draw:connector>
        <draw:connector draw:style-name="gr2" draw:text-style-name="P1" draw:layer="layout" draw:type="line" svg:x1="9.202cm" svg:y1="6.618cm" svg:x2="10.102cm" svg:y2="7.029cm" draw:start-shape="id3" draw:start-glue-point="8" draw:end-shape="id4" draw:end-glue-point="4" svg:d="M9202 6618l900 411">
          <text:p/>
        </draw:connector>
        <draw:connector draw:style-name="gr2" draw:text-style-name="P1" draw:layer="layout" draw:type="line" svg:x1="8.302cm" svg:y1="7.918cm" svg:x2="8.302cm" svg:y2="8.329cm" draw:start-shape="id2" draw:start-glue-point="8" draw:end-shape="id5" draw:end-glue-point="4" svg:d="M8302 7918v411">
          <text:p/>
        </draw:connector>
        <draw:custom-shape draw:style-name="gr1" draw:text-style-name="P2" xml:id="id6" draw:id="id6" draw:layer="layout" svg:width="0.889cm" svg:height="0.889cm" svg:x="5.158cm" svg:y="5.7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047cm" svg:y1="6.173cm" svg:x2="6.958cm" svg:y2="6.173cm" draw:start-shape="id6" draw:start-glue-point="10" draw:end-shape="id1" draw:end-glue-point="6" svg:d="M6047 6173h911">
          <text:p/>
        </draw:connector>
        <draw:custom-shape draw:style-name="gr1" draw:text-style-name="P2" xml:id="id20" draw:id="id20" draw:layer="layout" svg:width="0.889cm" svg:height="0.889cm" svg:x="11.458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89cm" svg:height="0.889cm" svg:x="13.258cm" svg:y="4.4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889cm" svg:height="0.889cm" svg:x="15.058cm" svg:y="4.4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13.258cm" svg:y="5.7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889cm" svg:height="0.889cm" svg:x="13.258cm" svg:y="7.029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9cm" svg:height="0.889cm" svg:x="15.058cm" svg:y="7.029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889cm" svg:height="0.889cm" svg:x="14.158cm" svg:y="8.329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702cm" svg:y1="6.618cm" svg:x2="13.702cm" svg:y2="7.029cm" draw:start-shape="id7" draw:start-glue-point="8" draw:end-shape="id8" draw:end-glue-point="4" svg:d="M13702 6618v411">
          <text:p/>
        </draw:connector>
        <draw:connector draw:style-name="gr2" draw:text-style-name="P1" draw:layer="layout" draw:type="line" svg:x1="13.702cm" svg:y1="7.918cm" svg:x2="14.602cm" svg:y2="8.329cm" draw:start-shape="id8" draw:start-glue-point="8" draw:end-shape="id9" draw:end-glue-point="4" svg:d="M13702 7918l900 411">
          <text:p/>
        </draw:connector>
        <draw:connector draw:style-name="gr2" draw:text-style-name="P1" draw:layer="layout" draw:type="line" svg:x1="15.502cm" svg:y1="7.918cm" svg:x2="14.602cm" svg:y2="8.329cm" draw:start-shape="id10" draw:start-glue-point="8" draw:end-shape="id9" draw:end-glue-point="4" svg:d="M15502 7918l-900 411">
          <text:p/>
        </draw:connector>
        <draw:frame draw:style-name="gr3" draw:text-style-name="P3" draw:layer="layout" svg:width="1.01cm" svg:height="0.772cm" svg:x="7.839cm" svg:y="9.187cm">
          <draw:text-box>
            <text:p><text:span text:style-name="T2">(a)</text:span></text:p>
          </draw:text-box>
        </draw:frame>
        <draw:frame draw:style-name="gr3" draw:text-style-name="P3" draw:layer="layout" svg:width="1.035cm" svg:height="0.772cm" svg:x="14.139cm" svg:y="9.187cm">
          <draw:text-box>
            <text:p><text:span text:style-name="T2">(b)</text:span></text:p>
          </draw:text-box>
        </draw:frame>
        <draw:custom-shape draw:style-name="gr1" draw:text-style-name="P2" xml:id="id11" draw:id="id11" draw:layer="layout" svg:width="0.889cm" svg:height="0.889cm" svg:x="11.458cm" svg:y="10.128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89cm" svg:height="0.889cm" svg:x="11.458cm" svg:y="11.428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89cm" svg:height="0.889cm" svg:x="11.458cm" svg:y="12.728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889cm" svg:height="0.889cm" svg:x="13.258cm" svg:y="12.728cm">
          <text:p text:style-name="P2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889cm" svg:height="0.889cm" svg:x="12.358cm" svg:y="14.528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902cm" svg:y1="11.017cm" svg:x2="11.902cm" svg:y2="11.428cm" draw:start-shape="id11" draw:start-glue-point="8" draw:end-shape="id12" draw:end-glue-point="4" svg:d="M11902 11017v411">
          <text:p/>
        </draw:connector>
        <draw:connector draw:style-name="gr2" draw:text-style-name="P1" draw:layer="layout" draw:type="line" svg:x1="11.902cm" svg:y1="12.317cm" svg:x2="11.902cm" svg:y2="12.728cm" draw:start-shape="id12" draw:start-glue-point="8" draw:end-shape="id13" draw:end-glue-point="4" svg:d="M11902 12317v411">
          <text:p/>
        </draw:connector>
        <draw:connector draw:style-name="gr2" draw:text-style-name="P1" draw:layer="layout" draw:type="line" svg:x1="13.702cm" svg:y1="13.617cm" svg:x2="12.802cm" svg:y2="14.528cm" draw:start-shape="id14" draw:start-glue-point="8" draw:end-shape="id15" draw:end-glue-point="4" svg:d="M13702 13617l-900 911">
          <text:p/>
        </draw:connector>
        <draw:frame draw:style-name="gr3" draw:text-style-name="P3" draw:layer="layout" svg:width="1.01cm" svg:height="0.772cm" svg:x="11.439cm" svg:y="15.386cm">
          <draw:text-box>
            <text:p><text:span text:style-name="T2">(c)</text:span></text:p>
          </draw:text-box>
        </draw:frame>
        <draw:custom-shape draw:style-name="gr1" draw:text-style-name="P2" xml:id="id16" draw:id="id16" draw:layer="layout" svg:width="0.889cm" svg:height="0.889cm" svg:x="9.658cm" svg:y="11.428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58cm" svg:y1="11.872cm" svg:x2="10.547cm" svg:y2="11.872cm" draw:start-shape="id12" draw:start-glue-point="6" draw:end-shape="id16" draw:end-glue-point="10" svg:d="M11458 11872h-911">
          <text:p/>
        </draw:connector>
        <draw:connector draw:style-name="gr2" draw:text-style-name="P1" draw:layer="layout" draw:type="line" svg:x1="12.347cm" svg:y1="13.172cm" svg:x2="13.258cm" svg:y2="13.172cm" draw:start-shape="id13" draw:start-glue-point="10" draw:end-shape="id14" draw:end-glue-point="6" svg:d="M12347 13172h911">
          <text:p/>
        </draw:connector>
        <draw:connector draw:style-name="gr2" draw:text-style-name="P1" draw:layer="layout" draw:type="line" svg:x1="8.302cm" svg:y1="5.318cm" svg:x2="9.202cm" svg:y2="5.729cm" draw:start-shape="id17" draw:start-glue-point="8" draw:end-shape="id3" draw:end-glue-point="4" svg:d="M8302 5318l900 411">
          <text:p/>
        </draw:connector>
        <draw:connector draw:style-name="gr2" draw:text-style-name="P1" draw:layer="layout" draw:type="line" svg:x1="8.302cm" svg:y1="5.318cm" svg:x2="7.402cm" svg:y2="5.729cm" draw:start-shape="id17" draw:start-glue-point="8" draw:end-shape="id1" draw:end-glue-point="4" svg:d="M8302 5318l-900 411">
          <text:p/>
        </draw:connector>
        <draw:connector draw:style-name="gr2" draw:text-style-name="P1" draw:layer="layout" draw:type="line" svg:x1="13.702cm" svg:y1="5.318cm" svg:x2="13.702cm" svg:y2="5.729cm" draw:start-shape="id18" draw:start-glue-point="8" draw:end-shape="id7" draw:end-glue-point="4" svg:d="M13702 5318v411">
          <text:p/>
        </draw:connector>
        <draw:connector draw:style-name="gr2" draw:text-style-name="P1" draw:layer="layout" draw:type="line" svg:x1="15.502cm" svg:y1="5.318cm" svg:x2="13.702cm" svg:y2="5.729cm" draw:start-shape="id19" draw:start-glue-point="8" draw:end-shape="id7" draw:end-glue-point="4" svg:d="M15502 5318l-1800 411">
          <text:p/>
        </draw:connector>
        <draw:connector draw:style-name="gr2" draw:text-style-name="P1" draw:layer="layout" draw:type="line" svg:x1="11.902cm" svg:y1="5.318cm" svg:x2="13.702cm" svg:y2="5.729cm" draw:start-shape="id20" draw:start-glue-point="8" draw:end-shape="id7" svg:d="M11902 5318l1800 411">
          <text:p/>
        </draw:connector>
        <draw:custom-shape draw:style-name="gr1" draw:text-style-name="P2" xml:id="id21" draw:id="id21" draw:layer="layout" svg:width="0.889cm" svg:height="0.889cm" svg:x="10.558cm" svg:y="14.528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358cm" svg:y1="14.972cm" svg:x2="11.447cm" svg:y2="14.972cm" draw:start-shape="id15" draw:start-glue-point="6" draw:end-shape="id21" draw:end-glue-point="10" svg:d="M12358 14972h-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6T02:53:00.54</dc:date>
    <dc:creator>Loc Nguyen</dc:creator>
    <meta:editing-duration>PT32M</meta:editing-duration>
    <meta:editing-cycles>5</meta:editing-cycles>
    <meta:generator>OpenOffice/4.1.2$Win32 OpenOffice.org_project/412m3$Build-9782</meta:generator>
    <meta:document-statistic meta:object-count="44"/>
  </office:meta>
</office:document-meta>
</file>